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g15" table:style-name="ta1">
        <table:shapes>
          <draw:frame draw:z-index="0" draw:style-name="gr1" draw:text-style-name="P1" svg:width="38.803cm" svg:height="9.001cm" svg:x="7.932cm" svg:y="1.927cm">
            <draw:object draw:notify-on-update-of-ranges="rg15.A1:rg15.A62 rg15.B1:rg15.B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71" calcext:value-type="float">
            <text:p>0.99671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float" office:value="0.98726" calcext:value-type="float">
            <text:p>0.98726</text:p>
          </table:table-cell>
          <table:table-cell office:value-type="float" office:value="0.00229" calcext:value-type="float">
            <text:p>0.00229</text:p>
          </table:table-cell>
        </table:table-row>
        <table:table-row table:style-name="ro1">
          <table:table-cell office:value-type="float" office:value="0.97237" calcext:value-type="float">
            <text:p>0.97237</text:p>
          </table:table-cell>
          <table:table-cell office:value-type="float" office:value="0.00514" calcext:value-type="float">
            <text:p>0.00514</text:p>
          </table:table-cell>
        </table:table-row>
        <table:table-row table:style-name="ro1">
          <table:table-cell office:value-type="float" office:value="0.95248" calcext:value-type="float">
            <text:p>0.95248</text:p>
          </table:table-cell>
          <table:table-cell office:value-type="float" office:value="0.00865" calcext:value-type="float">
            <text:p>0.00865</text:p>
          </table:table-cell>
        </table:table-row>
        <table:table-row table:style-name="ro1">
          <table:table-cell office:value-type="float" office:value="0.92764" calcext:value-type="float">
            <text:p>0.92764</text:p>
          </table:table-cell>
          <table:table-cell office:value-type="float" office:value="0.01254" calcext:value-type="float">
            <text:p>0.01254</text:p>
          </table:table-cell>
        </table:table-row>
        <table:table-row table:style-name="ro1">
          <table:table-cell office:value-type="float" office:value="0.8981" calcext:value-type="float">
            <text:p>0.8981</text:p>
          </table:table-cell>
          <table:table-cell office:value-type="float" office:value="0.01685" calcext:value-type="float">
            <text:p>0.01685</text:p>
          </table:table-cell>
        </table:table-row>
        <table:table-row table:style-name="ro1">
          <table:table-cell office:value-type="float" office:value="0.86427" calcext:value-type="float">
            <text:p>0.86427</text:p>
          </table:table-cell>
          <table:table-cell office:value-type="float" office:value="0.02152" calcext:value-type="float">
            <text:p>0.02152</text:p>
          </table:table-cell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02644" calcext:value-type="float">
            <text:p>0.02644</text:p>
          </table:table-cell>
        </table:table-row>
        <table:table-row table:style-name="ro1">
          <table:table-cell office:value-type="float" office:value="0.78557" calcext:value-type="float">
            <text:p>0.78557</text:p>
          </table:table-cell>
          <table:table-cell office:value-type="float" office:value="0.03149" calcext:value-type="float">
            <text:p>0.03149</text:p>
          </table:table-cell>
        </table:table-row>
        <table:table-row table:style-name="ro1">
          <table:table-cell office:value-type="float" office:value="0.74165" calcext:value-type="float">
            <text:p>0.74165</text:p>
          </table:table-cell>
          <table:table-cell office:value-type="float" office:value="0.03654" calcext:value-type="float">
            <text:p>0.03654</text:p>
          </table:table-cell>
        </table:table-row>
        <table:table-row table:style-name="ro1">
          <table:table-cell office:value-type="float" office:value="0.69537" calcext:value-type="float">
            <text:p>0.69537</text:p>
          </table:table-cell>
          <table:table-cell office:value-type="float" office:value="0.04146" calcext:value-type="float">
            <text:p>0.04146</text:p>
          </table:table-cell>
        </table:table-row>
        <table:table-row table:style-name="ro1">
          <table:table-cell office:value-type="float" office:value="0.64723" calcext:value-type="float">
            <text:p>0.64723</text:p>
          </table:table-cell>
          <table:table-cell office:value-type="float" office:value="0.04612" calcext:value-type="float">
            <text:p>0.04612</text:p>
          </table:table-cell>
        </table:table-row>
        <table:table-row table:style-name="ro1">
          <table:table-cell office:value-type="float" office:value="0.59778" calcext:value-type="float">
            <text:p>0.59778</text:p>
          </table:table-cell>
          <table:table-cell office:value-type="float" office:value="0.05039" calcext:value-type="float">
            <text:p>0.05039</text:p>
          </table:table-cell>
        </table:table-row>
        <table:table-row table:style-name="ro1">
          <table:table-cell office:value-type="float" office:value="0.54753" calcext:value-type="float">
            <text:p>0.54753</text:p>
          </table:table-cell>
          <table:table-cell office:value-type="float" office:value="0.05414" calcext:value-type="float">
            <text:p>0.05414</text:p>
          </table:table-cell>
        </table:table-row>
        <table:table-row table:style-name="ro1">
          <table:table-cell office:value-type="float" office:value="0.49702" calcext:value-type="float">
            <text:p>0.49702</text:p>
          </table:table-cell>
          <table:table-cell office:value-type="float" office:value="0.05727" calcext:value-type="float">
            <text:p>0.05727</text:p>
          </table:table-cell>
        </table:table-row>
        <table:table-row table:style-name="ro1">
          <table:table-cell office:value-type="float" office:value="0.44676" calcext:value-type="float">
            <text:p>0.44676</text:p>
          </table:table-cell>
          <table:table-cell office:value-type="float" office:value="0.05966" calcext:value-type="float">
            <text:p>0.05966</text:p>
          </table:table-cell>
        </table:table-row>
        <table:table-row table:style-name="ro1">
          <table:table-cell office:value-type="float" office:value="0.39727" calcext:value-type="float">
            <text:p>0.39727</text:p>
          </table:table-cell>
          <table:table-cell office:value-type="float" office:value="0.06123" calcext:value-type="float">
            <text:p>0.06123</text:p>
          </table:table-cell>
        </table:table-row>
        <table:table-row table:style-name="ro1">
          <table:table-cell office:value-type="float" office:value="0.34902" calcext:value-type="float">
            <text:p>0.34902</text:p>
          </table:table-cell>
          <table:table-cell office:value-type="float" office:value="0.0619" calcext:value-type="float">
            <text:p>0.0619</text:p>
          </table:table-cell>
        </table:table-row>
        <table:table-row table:style-name="ro1">
          <table:table-cell office:value-type="float" office:value="0.30248" calcext:value-type="float">
            <text:p>0.30248</text:p>
          </table:table-cell>
          <table:table-cell office:value-type="float" office:value="0.06162" calcext:value-type="float">
            <text:p>0.06162</text:p>
          </table:table-cell>
        </table:table-row>
        <table:table-row table:style-name="ro1">
          <table:table-cell office:value-type="float" office:value="0.25809" calcext:value-type="float">
            <text:p>0.25809</text:p>
          </table:table-cell>
          <table:table-cell office:value-type="float" office:value="0.06036" calcext:value-type="float">
            <text:p>0.06036</text:p>
          </table:table-cell>
        </table:table-row>
        <table:table-row table:style-name="ro1">
          <table:table-cell office:value-type="float" office:value="0.21624" calcext:value-type="float">
            <text:p>0.21624</text:p>
          </table:table-cell>
          <table:table-cell office:value-type="float" office:value="0.0581" calcext:value-type="float">
            <text:p>0.0581</text:p>
          </table:table-cell>
        </table:table-row>
        <table:table-row table:style-name="ro1">
          <table:table-cell office:value-type="float" office:value="0.1773" calcext:value-type="float">
            <text:p>0.1773</text:p>
          </table:table-cell>
          <table:table-cell office:value-type="float" office:value="0.05486" calcext:value-type="float">
            <text:p>0.05486</text:p>
          </table:table-cell>
        </table:table-row>
        <table:table-row table:style-name="ro1">
          <table:table-cell office:value-type="float" office:value="0.14161" calcext:value-type="float">
            <text:p>0.14161</text:p>
          </table:table-cell>
          <table:table-cell office:value-type="float" office:value="0.05068" calcext:value-type="float">
            <text:p>0.05068</text:p>
          </table:table-cell>
        </table:table-row>
        <table:table-row table:style-name="ro1">
          <table:table-cell office:value-type="float" office:value="0.10945" calcext:value-type="float">
            <text:p>0.10945</text:p>
          </table:table-cell>
          <table:table-cell office:value-type="float" office:value="0.04564" calcext:value-type="float">
            <text:p>0.04564</text:p>
          </table:table-cell>
        </table:table-row>
        <table:table-row table:style-name="ro1">
          <table:table-cell office:value-type="float" office:value="0.08108" calcext:value-type="float">
            <text:p>0.08108</text:p>
          </table:table-cell>
          <table:table-cell office:value-type="float" office:value="0.03985" calcext:value-type="float">
            <text:p>0.03985</text:p>
          </table:table-cell>
        </table:table-row>
        <table:table-row table:style-name="ro1">
          <table:table-cell office:value-type="float" office:value="0.05673" calcext:value-type="float">
            <text:p>0.05673</text:p>
          </table:table-cell>
          <table:table-cell office:value-type="float" office:value="0.03343" calcext:value-type="float">
            <text:p>0.03343</text:p>
          </table:table-cell>
        </table:table-row>
        <table:table-row table:style-name="ro1">
          <table:table-cell office:value-type="float" office:value="0.03658" calcext:value-type="float">
            <text:p>0.03658</text:p>
          </table:table-cell>
          <table:table-cell office:value-type="float" office:value="0.02654" calcext:value-type="float">
            <text:p>0.02654</text:p>
          </table:table-cell>
        </table:table-row>
        <table:table-row table:style-name="ro1">
          <table:table-cell office:value-type="float" office:value="0.02076" calcext:value-type="float">
            <text:p>0.02076</text:p>
          </table:table-cell>
          <table:table-cell office:value-type="float" office:value="0.01935" calcext:value-type="float">
            <text:p>0.01935</text:p>
          </table:table-cell>
        </table:table-row>
        <table:table-row table:style-name="ro1">
          <table:table-cell office:value-type="float" office:value="0.00932" calcext:value-type="float">
            <text:p>0.00932</text:p>
          </table:table-cell>
          <table:table-cell office:value-type="float" office:value="0.01214" calcext:value-type="float">
            <text:p>0.01214</text:p>
          </table:table-cell>
        </table:table-row>
        <table:table-row table:style-name="ro1">
          <table:table-cell office:value-type="float" office:value="0.00235" calcext:value-type="float">
            <text:p>0.00235</text:p>
          </table:table-cell>
          <table:table-cell office:value-type="float" office:value="0.00526" calcext:value-type="float">
            <text:p>0.005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-0.00048" calcext:value-type="float">
            <text:p>-0.00048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-0.00534" calcext:value-type="float">
            <text:p>-0.00534</text:p>
          </table:table-cell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-0.01006" calcext:value-type="float">
            <text:p>-0.01006</text:p>
          </table:table-cell>
        </table:table-row>
        <table:table-row table:style-name="ro1">
          <table:table-cell office:value-type="float" office:value="0.0267" calcext:value-type="float">
            <text:p>0.0267</text:p>
          </table:table-cell>
          <table:table-cell office:value-type="float" office:value="-0.01436" calcext:value-type="float">
            <text:p>-0.01436</text:p>
          </table:table-cell>
        </table:table-row>
        <table:table-row table:style-name="ro1">
          <table:table-cell office:value-type="float" office:value="0.04596" calcext:value-type="float">
            <text:p>0.04596</text:p>
          </table:table-cell>
          <table:table-cell office:value-type="float" office:value="-0.01811" calcext:value-type="float">
            <text:p>-0.01811</text:p>
          </table:table-cell>
        </table:table-row>
        <table:table-row table:style-name="ro1">
          <table:table-cell office:value-type="float" office:value="0.0701" calcext:value-type="float">
            <text:p>0.0701</text:p>
          </table:table-cell>
          <table:table-cell office:value-type="float" office:value="-0.02123" calcext:value-type="float">
            <text:p>-0.02123</text:p>
          </table:table-cell>
        </table:table-row>
        <table:table-row table:style-name="ro1">
          <table:table-cell office:value-type="float" office:value="0.09896" calcext:value-type="float">
            <text:p>0.09896</text:p>
          </table:table-cell>
          <table:table-cell office:value-type="float" office:value="-0.02372" calcext:value-type="float">
            <text:p>-0.02372</text:p>
          </table:table-cell>
        </table:table-row>
        <table:table-row table:style-name="ro1">
          <table:table-cell office:value-type="float" office:value="0.13224" calcext:value-type="float">
            <text:p>0.13224</text:p>
          </table:table-cell>
          <table:table-cell office:value-type="float" office:value="-0.02559" calcext:value-type="float">
            <text:p>-0.02559</text:p>
          </table:table-cell>
        </table:table-row>
        <table:table-row table:style-name="ro1">
          <table:table-cell office:value-type="float" office:value="0.16963" calcext:value-type="float">
            <text:p>0.16963</text:p>
          </table:table-cell>
          <table:table-cell office:value-type="float" office:value="-0.02688" calcext:value-type="float">
            <text:p>-0.02688</text:p>
          </table:table-cell>
        </table:table-row>
        <table:table-row table:style-name="ro1">
          <table:table-cell office:value-type="float" office:value="0.21073" calcext:value-type="float">
            <text:p>0.21073</text:p>
          </table:table-cell>
          <table:table-cell office:value-type="float" office:value="-0.02762" calcext:value-type="float">
            <text:p>-0.02762</text:p>
          </table:table-cell>
        </table:table-row>
        <table:table-row table:style-name="ro1">
          <table:table-cell office:value-type="float" office:value="0.25509" calcext:value-type="float">
            <text:p>0.25509</text:p>
          </table:table-cell>
          <table:table-cell office:value-type="float" office:value="-0.02785" calcext:value-type="float">
            <text:p>-0.02785</text:p>
          </table:table-cell>
        </table:table-row>
        <table:table-row table:style-name="ro1">
          <table:table-cell office:value-type="float" office:value="0.30221" calcext:value-type="float">
            <text:p>0.30221</text:p>
          </table:table-cell>
          <table:table-cell office:value-type="float" office:value="-0.02762" calcext:value-type="float">
            <text:p>-0.02762</text:p>
          </table:table-cell>
        </table:table-row>
        <table:table-row table:style-name="ro1">
          <table:table-cell office:value-type="float" office:value="0.35156" calcext:value-type="float">
            <text:p>0.35156</text:p>
          </table:table-cell>
          <table:table-cell office:value-type="float" office:value="-0.02696" calcext:value-type="float">
            <text:p>-0.02696</text:p>
          </table:table-cell>
        </table:table-row>
        <table:table-row table:style-name="ro1">
          <table:table-cell office:value-type="float" office:value="0.40257" calcext:value-type="float">
            <text:p>0.40257</text:p>
          </table:table-cell>
          <table:table-cell office:value-type="float" office:value="-0.0259" calcext:value-type="float">
            <text:p>-0.0259</text:p>
          </table:table-cell>
        </table:table-row>
        <table:table-row table:style-name="ro1">
          <table:table-cell office:value-type="float" office:value="0.45463" calcext:value-type="float">
            <text:p>0.45463</text:p>
          </table:table-cell>
          <table:table-cell office:value-type="float" office:value="-0.02446" calcext:value-type="float">
            <text:p>-0.02446</text:p>
          </table:table-cell>
        </table:table-row>
        <table:table-row table:style-name="ro1">
          <table:table-cell office:value-type="float" office:value="0.50713" calcext:value-type="float">
            <text:p>0.50713</text:p>
          </table:table-cell>
          <table:table-cell office:value-type="float" office:value="-0.02262" calcext:value-type="float">
            <text:p>-0.02262</text:p>
          </table:table-cell>
        </table:table-row>
        <table:table-row table:style-name="ro1">
          <table:table-cell office:value-type="float" office:value="0.55944" calcext:value-type="float">
            <text:p>0.55944</text:p>
          </table:table-cell>
          <table:table-cell office:value-type="float" office:value="-0.02025" calcext:value-type="float">
            <text:p>-0.02025</text:p>
          </table:table-cell>
        </table:table-row>
        <table:table-row table:style-name="ro1">
          <table:table-cell office:value-type="float" office:value="0.61128" calcext:value-type="float">
            <text:p>0.61128</text:p>
          </table:table-cell>
          <table:table-cell office:value-type="float" office:value="-0.01717" calcext:value-type="float">
            <text:p>-0.01717</text:p>
          </table:table-cell>
        </table:table-row>
        <table:table-row table:style-name="ro1">
          <table:table-cell office:value-type="float" office:value="0.66244" calcext:value-type="float">
            <text:p>0.66244</text:p>
          </table:table-cell>
          <table:table-cell office:value-type="float" office:value="-0.01366" calcext:value-type="float">
            <text:p>-0.01366</text:p>
          </table:table-cell>
        </table:table-row>
        <table:table-row table:style-name="ro1">
          <table:table-cell office:value-type="float" office:value="0.71237" calcext:value-type="float">
            <text:p>0.71237</text:p>
          </table:table-cell>
          <table:table-cell office:value-type="float" office:value="-0.01015" calcext:value-type="float">
            <text:p>-0.01015</text:p>
          </table:table-cell>
        </table:table-row>
        <table:table-row table:style-name="ro1">
          <table:table-cell office:value-type="float" office:value="0.76037" calcext:value-type="float">
            <text:p>0.76037</text:p>
          </table:table-cell>
          <table:table-cell office:value-type="float" office:value="-0.00691" calcext:value-type="float">
            <text:p>-0.00691</text:p>
          </table:table-cell>
        </table:table-row>
        <table:table-row table:style-name="ro1">
          <table:table-cell office:value-type="float" office:value="0.80575" calcext:value-type="float">
            <text:p>0.80575</text:p>
          </table:table-cell>
          <table:table-cell office:value-type="float" office:value="-0.00413" calcext:value-type="float">
            <text:p>-0.00413</text:p>
          </table:table-cell>
        </table:table-row>
        <table:table-row table:style-name="ro1">
          <table:table-cell office:value-type="float" office:value="0.84779" calcext:value-type="float">
            <text:p>0.84779</text:p>
          </table:table-cell>
          <table:table-cell office:value-type="float" office:value="-0.00192" calcext:value-type="float">
            <text:p>-0.00192</text:p>
          </table:table-cell>
        </table:table-row>
        <table:table-row table:style-name="ro1">
          <table:table-cell office:value-type="float" office:value="0.88583" calcext:value-type="float">
            <text:p>0.88583</text:p>
          </table:table-cell>
          <table:table-cell office:value-type="float" office:value="-0.00034" calcext:value-type="float">
            <text:p>-0.00034</text:p>
          </table:table-cell>
        </table:table-row>
        <table:table-row table:style-name="ro1">
          <table:table-cell office:value-type="float" office:value="0.91925" calcext:value-type="float">
            <text:p>0.91925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0.94748" calcext:value-type="float">
            <text:p>0.94748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0.97003" calcext:value-type="float">
            <text:p>0.97003</text:p>
          </table:table-cell>
          <table:table-cell office:value-type="float" office:value="0.00097" calcext:value-type="float">
            <text:p>0.00097</text:p>
          </table:table-cell>
        </table:table-row>
        <table:table-row table:style-name="ro1">
          <table:table-cell office:value-type="float" office:value="0.98652" calcext:value-type="float">
            <text:p>0.98652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0.9966" calcext:value-type="float">
            <text:p>0.9966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9T13:32:40.424615734</dc:date>
    <meta:editing-duration>PT54S</meta:editing-duration>
    <meta:editing-cycles>1</meta:editing-cycles>
    <meta:generator>LibreOffice/6.4.6.2$Linux_X86_64 LibreOffice_project/40$Build-2</meta:generator>
    <meta:document-statistic meta:table-count="1" meta:cell-count="1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804cm" svg:height="9.002cm" xlink:href=".." xlink:type="simple" chart:class="chart:scatter" chart:style-name="ch1">
        <chart:legend chart:legend-position="end" svg:x="35.952cm" svg:y="4.202cm" style:legend-expansion="high" chart:style-name="ch2"/>
        <chart:plot-area chart:style-name="ch3" table:cell-range-address="rg15.A1:rg15.B62" svg:x="0.776cm" svg:y="0.18cm" svg:width="34.4cm" svg:height="8.642cm">
          <chartooo:coordinate-region svg:x="1.794cm" svg:y="0.38cm" svg:width="33.142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g15.B1:rg15.B62" chart:class="chart:scatter">
            <chart:domain table:cell-range-address="rg15.A1:rg15.A62"/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g15.A1:rg15.A62</svg:desc>
                </draw:g>
              </table:table-cell>
              <table:table-cell office:value-type="float" office:value="0">
                <text:p>0</text:p>
                <draw:g>
                  <svg:desc>rg15.B1:rg15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1">
                <text:p>0.99671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726">
                <text:p>0.98726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237">
                <text:p>0.97237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248">
                <text:p>0.95248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64">
                <text:p>0.92764</text:p>
              </table:table-cell>
              <table:table-cell office:value-type="float" office:value="0.01254">
                <text:p>0.01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81">
                <text:p>0.8981</text:p>
              </table:table-cell>
              <table:table-cell office:value-type="float" office:value="0.01685">
                <text:p>0.01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427">
                <text:p>0.86427</text:p>
              </table:table-cell>
              <table:table-cell office:value-type="float" office:value="0.02152">
                <text:p>0.02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6">
                <text:p>0.8266</text:p>
              </table:table-cell>
              <table:table-cell office:value-type="float" office:value="0.02644">
                <text:p>0.02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57">
                <text:p>0.78557</text:p>
              </table:table-cell>
              <table:table-cell office:value-type="float" office:value="0.03149">
                <text:p>0.03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165">
                <text:p>0.74165</text:p>
              </table:table-cell>
              <table:table-cell office:value-type="float" office:value="0.03654">
                <text:p>0.03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37">
                <text:p>0.69537</text:p>
              </table:table-cell>
              <table:table-cell office:value-type="float" office:value="0.04146">
                <text:p>0.04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723">
                <text:p>0.64723</text:p>
              </table:table-cell>
              <table:table-cell office:value-type="float" office:value="0.04612">
                <text:p>0.04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778">
                <text:p>0.59778</text:p>
              </table:table-cell>
              <table:table-cell office:value-type="float" office:value="0.05039">
                <text:p>0.05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753">
                <text:p>0.54753</text:p>
              </table:table-cell>
              <table:table-cell office:value-type="float" office:value="0.05414">
                <text:p>0.05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02">
                <text:p>0.49702</text:p>
              </table:table-cell>
              <table:table-cell office:value-type="float" office:value="0.05727">
                <text:p>0.05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676">
                <text:p>0.44676</text:p>
              </table:table-cell>
              <table:table-cell office:value-type="float" office:value="0.05966">
                <text:p>0.05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727">
                <text:p>0.39727</text:p>
              </table:table-cell>
              <table:table-cell office:value-type="float" office:value="0.06123">
                <text:p>0.06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902">
                <text:p>0.34902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248">
                <text:p>0.30248</text:p>
              </table:table-cell>
              <table:table-cell office:value-type="float" office:value="0.06162">
                <text:p>0.0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809">
                <text:p>0.25809</text:p>
              </table:table-cell>
              <table:table-cell office:value-type="float" office:value="0.06036">
                <text:p>0.0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624">
                <text:p>0.21624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73">
                <text:p>0.1773</text:p>
              </table:table-cell>
              <table:table-cell office:value-type="float" office:value="0.05486">
                <text:p>0.05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161">
                <text:p>0.14161</text:p>
              </table:table-cell>
              <table:table-cell office:value-type="float" office:value="0.05068">
                <text:p>0.05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945">
                <text:p>0.10945</text:p>
              </table:table-cell>
              <table:table-cell office:value-type="float" office:value="0.04564">
                <text:p>0.04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108">
                <text:p>0.08108</text:p>
              </table:table-cell>
              <table:table-cell office:value-type="float" office:value="0.03985">
                <text:p>0.03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73">
                <text:p>0.05673</text:p>
              </table:table-cell>
              <table:table-cell office:value-type="float" office:value="0.03343">
                <text:p>0.03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658">
                <text:p>0.03658</text:p>
              </table:table-cell>
              <table:table-cell office:value-type="float" office:value="0.02654">
                <text:p>0.02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76">
                <text:p>0.02076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32">
                <text:p>0.00932</text:p>
              </table:table-cell>
              <table:table-cell office:value-type="float" office:value="0.01214">
                <text:p>0.01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35">
                <text:p>0.00235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">
                <text:p>0.00002</text:p>
              </table:table-cell>
              <table:table-cell office:value-type="float" office:value="-0.00048">
                <text:p>-0.0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6">
                <text:p>0.00336</text:p>
              </table:table-cell>
              <table:table-cell office:value-type="float" office:value="-0.00534">
                <text:p>-0.00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47">
                <text:p>0.01247</text:p>
              </table:table-cell>
              <table:table-cell office:value-type="float" office:value="-0.01006">
                <text:p>-0.01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67">
                <text:p>0.0267</text:p>
              </table:table-cell>
              <table:table-cell office:value-type="float" office:value="-0.01436">
                <text:p>-0.01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596">
                <text:p>0.04596</text:p>
              </table:table-cell>
              <table:table-cell office:value-type="float" office:value="-0.01811">
                <text:p>-0.01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1">
                <text:p>0.0701</text:p>
              </table:table-cell>
              <table:table-cell office:value-type="float" office:value="-0.02123">
                <text:p>-0.02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896">
                <text:p>0.09896</text:p>
              </table:table-cell>
              <table:table-cell office:value-type="float" office:value="-0.02372">
                <text:p>-0.02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224">
                <text:p>0.13224</text:p>
              </table:table-cell>
              <table:table-cell office:value-type="float" office:value="-0.02559">
                <text:p>-0.02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963">
                <text:p>0.16963</text:p>
              </table:table-cell>
              <table:table-cell office:value-type="float" office:value="-0.02688">
                <text:p>-0.02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073">
                <text:p>0.21073</text:p>
              </table:table-cell>
              <table:table-cell office:value-type="float" office:value="-0.02762">
                <text:p>-0.02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509">
                <text:p>0.25509</text:p>
              </table:table-cell>
              <table:table-cell office:value-type="float" office:value="-0.02785">
                <text:p>-0.02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221">
                <text:p>0.30221</text:p>
              </table:table-cell>
              <table:table-cell office:value-type="float" office:value="-0.02762">
                <text:p>-0.02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156">
                <text:p>0.35156</text:p>
              </table:table-cell>
              <table:table-cell office:value-type="float" office:value="-0.02696">
                <text:p>-0.02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257">
                <text:p>0.40257</text:p>
              </table:table-cell>
              <table:table-cell office:value-type="float" office:value="-0.0259">
                <text:p>-0.0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463">
                <text:p>0.45463</text:p>
              </table:table-cell>
              <table:table-cell office:value-type="float" office:value="-0.02446">
                <text:p>-0.02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713">
                <text:p>0.50713</text:p>
              </table:table-cell>
              <table:table-cell office:value-type="float" office:value="-0.02262">
                <text:p>-0.02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944">
                <text:p>0.55944</text:p>
              </table:table-cell>
              <table:table-cell office:value-type="float" office:value="-0.02025">
                <text:p>-0.02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128">
                <text:p>0.61128</text:p>
              </table:table-cell>
              <table:table-cell office:value-type="float" office:value="-0.01717">
                <text:p>-0.01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244">
                <text:p>0.66244</text:p>
              </table:table-cell>
              <table:table-cell office:value-type="float" office:value="-0.01366">
                <text:p>-0.01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237">
                <text:p>0.71237</text:p>
              </table:table-cell>
              <table:table-cell office:value-type="float" office:value="-0.01015">
                <text:p>-0.01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037">
                <text:p>0.76037</text:p>
              </table:table-cell>
              <table:table-cell office:value-type="float" office:value="-0.00691">
                <text:p>-0.00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0575">
                <text:p>0.80575</text:p>
              </table:table-cell>
              <table:table-cell office:value-type="float" office:value="-0.00413">
                <text:p>-0.00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779">
                <text:p>0.84779</text:p>
              </table:table-cell>
              <table:table-cell office:value-type="float" office:value="-0.00192">
                <text:p>-0.00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583">
                <text:p>0.88583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925">
                <text:p>0.91925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748">
                <text:p>0.9474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003">
                <text:p>0.97003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652">
                <text:p>0.9865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6">
                <text:p>0.9966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